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ransformer.getContentType( String theOutput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Transform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ransformer.XMLTransformer( InputStream the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Transformer.transform( Reader theXml , Writer the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